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F000001361966568FE22E9900.png" manifest:media-type="image/png"/>
  <manifest:file-entry manifest:full-path="Pictures/1000000000000640000004B0CDA4E6F3DADE544D.png" manifest:media-type="image/png"/>
  <manifest:file-entry manifest:full-path="Pictures/100000000000020600000136167782760F500CB5.png" manifest:media-type="image/png"/>
  <manifest:file-entry manifest:full-path="Pictures/1000000000000A2800000488755970FF27D845C6.png" manifest:media-type="image/png"/>
  <manifest:file-entry manifest:full-path="Pictures/1000000000000352000005D81876DFD14F834D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d9a" officeooo:paragraph-rsid="00199d9a"/>
    </style:style>
    <style:style style:name="P2" style:family="paragraph" style:parent-style-name="Standard">
      <style:text-properties officeooo:rsid="001c1c1c" officeooo:paragraph-rsid="001c1c1c"/>
    </style:style>
    <style:style style:name="P3" style:family="paragraph" style:parent-style-name="Standard">
      <style:text-properties officeooo:rsid="00199d9a" officeooo:paragraph-rsid="00199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87cm, 3.057cm, 2.662cm, 0.7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9cm, 2.24cm, 3.103cm, 2.1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35cm, 1.044cm, 0.004cm, 1.0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áficos</text:p>
      <text:p text:style-name="P1"><draw:frame draw:style-name="fr4" draw:name="Figura1" text:anchor-type="char" svg:x="-0.06cm" svg:y="0.416cm" svg:width="5.41cm" svg:height="8.781cm" draw:z-index="2"><draw:image xlink:href="Pictures/10000000000000BF000001361966568FE22E9900.png" xlink:type="simple" xlink:show="embed" xlink:actuate="onLoad" draw:mime-type="image/png"/></draw:frame></text:p>
      <text:p text:style-name="P1"/>
      <text:p text:style-name="P1"><draw:frame draw:style-name="fr4" draw:name="Figura2" text:anchor-type="char" svg:x="6.124cm" svg:y="0.145cm" svg:width="10.964cm" svg:height="6.562cm" draw:z-index="1"><draw:image xlink:href="Pictures/100000000000020600000136167782760F500C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sar o esquema de cores dessa página</text:p>
      <text:p text:style-name="P1"><draw:frame draw:style-name="fr3" draw:name="Figura3" text:anchor-type="char" svg:x="-1.602cm" svg:y="0.758cm" svg:width="20.204cm" svg:height="8.782cm" draw:z-index="3"><draw:image xlink:href="Pictures/1000000000000A2800000488755970FF27D845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Figura4" text:anchor-type="char" svg:x="0.258cm" svg:y="-0.009cm" svg:width="14.817cm" svg:height="9.691cm" draw:z-index="4"><draw:image xlink:href="Pictures/1000000000000640000004B0CDA4E6F3DADE544D.png" xlink:type="simple" xlink:show="embed" xlink:actuate="onLoad" draw:mime-type="image/png"/></draw:frame></text:p>
      <text:p text:style-name="P1"><draw:frame draw:style-name="fr1" draw:name="Figura5" text:anchor-type="char" svg:x="0.069cm" svg:y="0.492cm" svg:width="5.763cm" svg:height="11.405cm" draw:z-index="0"><draw:image xlink:href="Pictures/1000000000000352000005D81876DFD14F834D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19:45:39.078000000</meta:creation-date>
    <dc:date>2021-07-16T23:47:39.182000000</dc:date>
    <meta:editing-duration>PT3H15M6S</meta:editing-duration>
    <meta:editing-cycles>2</meta:editing-cycles>
    <meta:generator>LibreOffice/7.0.4.2$Windows_X86_64 LibreOffice_project/dcf040e67528d9187c66b2379df5ea4407429775</meta:generator>
    <meta:document-statistic meta:table-count="0" meta:image-count="5" meta:object-count="0" meta:page-count="2" meta:paragraph-count="2" meta:word-count="8" meta:character-count="44" meta:non-whitespace-character-count="38"/>
  </office:meta>
</office:document-meta>
</file>